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říme automatický text<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kontextové nabídce zobrazí dostupné režimy: standardní výběr, rozšiřitelný výběr (možno aktivovat též klávesou <text:span text:style-name="Keystroke">F8</text:span>), doplnitelný výběr (aktivace klávesami <text:span text:style-name="Keystroke">Shift+F8</text:span>) a výběr bloku (aktivace klávesami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to kliknutím na <text:span text:style-name="Strong_20_Emphasis">Opravit</text:span>.</text:p>
      <text:p text:style-name="P39">Ignorovat jednou, Ignorovat vše a Přidat do slovníku</text:p>
      <text:p text:style-name="P34">Kliknutí na uvedená tlačítka má stejný účinek jako tytéž příkazy v kontextové nápovědě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text:span text:style-name="Strong_20_Emphasis">Kontrola gramatiky během psaní</text:span> povolena v nabídce <text:span text:style-name="Strong_20_Emphasis">Nástroje &gt; Možnosti &gt; Jazyková nastavení &gt; Pomůcky pro psaní </text:span> v části Možnosti. Musí však být zároveň povolena Kontrola pravopisu během psaní.</text:p>
      <text:p text:style-name="P8">Jsou-li nalezeny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nemusí být v kontextové nabídce vždyck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te nastav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 .</text:p>
      <text:p text:style-name="P8">Na kartě <text:span text:style-name="Strong_20_Emphasis">Nastavení jazyka &gt; Kontrola vět v angličtině</text:span> můžeme vybrat, které prvky budou kontrolovány, které nám budou oznámeny nebo automaticky opraveny. Zvolíme, které z volitelných prvků chceme zkontrolovat.</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ícenásobné mezery</text:p>
      <text:p text:style-name="P34">Kontroluje výskyt více než tří mezer mezi slovy a větami.</text:p>
      <text:p text:style-name="P39">Em pomlčky; En pomlčky</text:p>
      <text:p text:style-name="P34">Tyto možnosti změní dlouhou pomlčku (em dash) bez mezer na krátkou (en dash) s mezerami, resp. krátkou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ěte pravým myšítkem na slovo a přejděte v kontextové nabídce na <text:span text:style-name="Strong_20_Emphasis">Synonyma</text:span>. Zobrazí se podnabídka alternativních slov a frází.</text:p>
        </text:list-item>
        <text:list-item>
          <text:p text:style-name="P75">V podnabídce klikněte na slovo nebo frázi, kterým chcete původní výraz nahraf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 otevřeme:</text:p>
      <text:list xml:id="list171326477852524" text:continue-list="list171326526007932" text:style-name="Numbering_20_1">
        <text:list-item text:start-value="1">
          <text:p text:style-name="Numbering_20_1">Pravým myšítkem klikneme na slovo, v místní nabídce volíme <text:span text:style-name="Strong_20_Emphasis">Synonyma</text:span> , v podnabídce klikneme na <text:span text:style-name="Strong_20_Emphasis">Slovník synonym</text:span>.</text:p>
        </text:list-item>
        <text:list-item>
          <text:p text:style-name="Numbering_20_1">V dialogu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myšítkem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u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tev této knize v kapitolách 8 a 9 .</text:p>
      <text:p text:style-name="P8">Nastavení dělení slov můžete provést v nabídce <text:span text:style-name="Strong_20_Emphasis">Nástroje &gt; Možnosti &gt; Jazyková nastavení &gt; Pomůcky pro psaní </text:span> .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 v němž znaky dělení vložíme ručně.</text:p>
      <text:p text:style-name="P39">Dělit slova ve speciálních oblastech</text:p>
      <text:p text:style-name="P34">Vybrání určuje, že dělení slov bude prováděno také v poznámkách pod čarou, v záhlaví a zápatí.</text:p>
      <text:p text:style-name="P8">Volby dělení slov nastavené v dialogu <text:span text:style-name="Strong_20_Emphasis">Pomůcky pro psaní</text:span> jsou aktivní pouze v případě, že je děl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g znaků, emotikonů a dalších symbolů.</text:p>
      <text:p text:style-name="P8">Automatické opravy jsou po nainstalování programu Writer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 Automatické opravy. Na kartě <text:span text:style-name="Emphasis">Nahradit</text:span> si na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8">Chceme-li automatické opravy vypnout, zrušíme zaškrtnutí políčka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u Automatické opravy</text:p></draw:text-box></draw:frame></text:p>
      <text:p text:style-name="P8">Mrkněte na kapitolu 4, Základy formátování textu na diskusi dialozích, jejich kartách Možnosti a Lokalizované možnosti.</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Přizpůsobit si dokončování slov můžeme na kartě <text:span text:style-name="Emphasis">Dokončování slov</text:span> dialogu Automatické opravy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Return</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najdete v kapitole 17, Pole.</text:p>
      <text:h text:style-name="P58" text:outline-level="2"><text:bookmark-start text:name="__RefHeading__7026_2123605550"/>Tvoříme automatický text<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Jdeme do nabídky <text:span text:style-name="Strong_20_Emphasis">Nástroje &gt; Automatický text</text:span> (nebo stiskneme kombinaci <text:span text:style-name="Keystroke">Ctrl + F3</text:span>).</text:p>
        </text:list-item>
        <text:list-item>
          <text:p text:style-name="P75">V dialogu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text:span text:style-name="Strong_20_Emphasis">Automatický text</text:span> ve spodní části dialogu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dialogu po kliknutí na  <text:span text:style-name="Strong_20_Emphasis">Automatický text</text:span> v nabídce jen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Jdeme do nabídky <text:span text:style-name="Strong_20_Emphasis">Nástroje &gt; Automatický text</text:span> (nebo stiskneme kombinaci <text:span text:style-name="Keystroke">Ctrl + F3</text:span>).</text:p>
        </text:list-item>
        <text:list-item>
          <text:p text:style-name="P75">Vložíme název automatického textu, třeba upravíme nabízenou zkratku a vybereme kategorii  automatického textu.</text:p>
        </text:list-item>
        <text:list-item>
          <text:p text:style-name="P75">Klikneme na tlačítko <text:span text:style-name="Strong_20_Emphasis">Automatický text</text:span> , vybereme <text:span text:style-name="Strong_20_Emphasis">Nový</text:span> (protože chceme zachovat formátování).</text:p>
        </text:list-item>
        <text:list-item>
          <text:p text:style-name="P75">Kliknutím na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Abychom seznam položek automatického textu vytiskli:</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Makra LibreOffice a expandujeme <text:span text:style-name="Strong_20_Emphasis">Gimmicks</text:span>.</text:p>
        </text:list-item>
        <text:list-item>
          <text:p text:style-name="P75">Vybereme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Dialog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 nabízí se tyto změny:</text:p>
      <text:list xml:id="list3048852591" text:style-name="List_20_1">
        <text:list-item>
          <text:p text:style-name="P71">VELKÁ PÍSMENA - všechna.</text:p>
        </text:list-item>
      </text:list>
      <text:list xml:id="list171328305044674" text:continue-list="list171326522036039" text:style-name="List_20_1">
        <text:list-item>
          <text:p text:style-name="P69">malá písmena - všechna, až na výjimky.</text:p>
        </text:list-item>
        <text:list-item>
          <text:p text:style-name="P74">Měnit velikost - ve vybraných slovech střídá velikost písmen: velká, malá, velká, ... , slova začínají velkým písmenem.</text:p>
        </text:list-item>
        <text:list-item>
          <text:p text:style-name="P71">První velké - první písmeno ve větě je velké.</text:p>
        </text:list-item>
        <text:list-item>
          <text:p text:style-name="P71"><text:soft-page-break/>Každé slovo velkým písmenem - první písmeno každého slova je velké.</text:p>
        </text:list-item>
        <text:list-item>
          <text:p text:style-name="P69">pROHOZENÁ vELIKOST - dělá, co má v popisu práce.</text:p>
        </text:list-item>
      </text:list>
      <text:p text:style-name="P8">Existuje také několik možností, které se používají v asijských jazycích. Není to přesně změna velikosti, ale jde o zýáměnu znaků jinou formou téhož znaku. Tyto možnosti jsou skryté, pokud není povolena podpora asijských jazyků.</text:p>
      <text:p text:style-name="P8"><text:bookmark-start text:name="__RefHeading__5648_15665686441"/>Writer neobsahuje automatickou volbu pro vytvoření titulku se slovy začínajícími velkými písmeny, s výimkou určité podmnožiny slov definované nestandardními pravidly.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 kde vybereme v části Efekty odpovídající velikost.. <text:span text:style-name="Strong_20_Emphasis">Velká písmena</text:span> budou všechna. <text:span text:style-name="Strong_20_Emphasis">První písmena velká</text:span> zřejmé z názvu. <text:span text:style-name="Strong_20_Emphasis">Kapitálky</text:span> opět zřejmá funkce.</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